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Corbel1" svg:font-family="Corbel" style:font-adornments="Gras" style:font-family-generic="swiss" style:font-pitch="variable"/>
    <style:font-face style:name="Corbel2" svg:font-family="Corbel" style:font-adornments="Italique gras" style:font-family-generic="swiss" style:font-pitch="variable"/>
    <style:font-face style:name="Corbel3" svg:font-family="Corbe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Corbel"/>
    </style:style>
    <style:style style:name="P2" style:family="paragraph" style:parent-style-name="Text_20_body" style:list-style-name="L1">
      <style:text-properties style:font-name="Corbel"/>
    </style:style>
    <style:style style:name="P3" style:family="paragraph" style:parent-style-name="Text_20_body" style:list-style-name="L2">
      <style:text-properties style:font-name="Corbel"/>
    </style:style>
    <style:style style:name="P4" style:family="paragraph" style:parent-style-name="Text_20_body" style:list-style-name="L2">
      <style:text-properties style:font-name="Corbel" officeooo:rsid="0008d54a" officeooo:paragraph-rsid="001cfd34"/>
    </style:style>
    <style:style style:name="P5" style:family="paragraph" style:parent-style-name="Text_20_body" style:list-style-name="L2">
      <style:text-properties style:font-name="Corbel" officeooo:rsid="001cfd34" officeooo:paragraph-rsid="001cfd34"/>
    </style:style>
    <style:style style:name="P6" style:family="paragraph" style:parent-style-name="Text_20_body" style:list-style-name="L2">
      <style:text-properties style:font-name="Corbel" officeooo:rsid="000abe51" officeooo:paragraph-rsid="000abe51"/>
    </style:style>
    <style:style style:name="P7" style:family="paragraph" style:parent-style-name="Heading_20_2">
      <style:text-properties style:font-name="Corbel"/>
    </style:style>
    <style:style style:name="P8" style:family="paragraph" style:parent-style-name="Heading_20_3">
      <style:text-properties officeooo:rsid="0011e200" officeooo:paragraph-rsid="0011e200"/>
    </style:style>
    <style:style style:name="P9" style:family="paragraph" style:parent-style-name="Text_20_body" style:list-style-name="L3">
      <style:text-properties officeooo:rsid="0011e200" officeooo:paragraph-rsid="0011e200"/>
    </style:style>
    <style:style style:name="P10" style:family="paragraph" style:parent-style-name="Text_20_body" style:list-style-name="L3">
      <style:text-properties officeooo:rsid="0011e200" officeooo:paragraph-rsid="0016aafd"/>
    </style:style>
    <style:style style:name="P11" style:family="paragraph" style:parent-style-name="Text_20_body" style:list-style-name="L3">
      <style:text-properties officeooo:paragraph-rsid="0016aafd"/>
    </style:style>
    <style:style style:name="P12" style:family="paragraph" style:parent-style-name="Heading_20_3">
      <style:text-properties officeooo:rsid="0008d54a" officeooo:paragraph-rsid="0008d54a"/>
    </style:style>
    <style:style style:name="P13" style:family="paragraph" style:parent-style-name="Text_20_body" style:list-style-name="L4">
      <style:text-properties officeooo:rsid="0008d54a" officeooo:paragraph-rsid="000abe51"/>
    </style:style>
    <style:style style:name="P14" style:family="paragraph" style:parent-style-name="Text_20_body" style:list-style-name="L5">
      <style:text-properties officeooo:rsid="00096554" officeooo:paragraph-rsid="000abe51"/>
    </style:style>
    <style:style style:name="P15" style:family="paragraph" style:parent-style-name="Text_20_body" style:list-style-name="L5">
      <style:text-properties officeooo:rsid="0009bad1" officeooo:paragraph-rsid="000abe51"/>
    </style:style>
    <style:style style:name="P16" style:family="paragraph" style:parent-style-name="Text_20_body" style:list-style-name="L6">
      <style:text-properties style:font-name="Corbel" officeooo:paragraph-rsid="000abe51"/>
    </style:style>
    <style:style style:name="P17" style:family="paragraph" style:parent-style-name="Text_20_body" style:list-style-name="L6">
      <style:text-properties style:font-name="Corbel" officeooo:rsid="0009bad1" officeooo:paragraph-rsid="000abe51"/>
    </style:style>
    <style:style style:name="P18" style:family="paragraph" style:parent-style-name="Heading_20_3">
      <style:text-properties officeooo:rsid="0009bad1" officeooo:paragraph-rsid="0009bad1"/>
    </style:style>
    <style:style style:name="P19" style:family="paragraph" style:parent-style-name="Text_20_body" style:list-style-name="L7">
      <style:text-properties officeooo:rsid="000a7a88" officeooo:paragraph-rsid="000abe51"/>
    </style:style>
    <style:style style:name="P20" style:family="paragraph" style:parent-style-name="Text_20_body" style:list-style-name="L8">
      <style:text-properties officeooo:rsid="000abe61" officeooo:paragraph-rsid="000abe61"/>
    </style:style>
    <style:style style:name="P21" style:family="paragraph" style:parent-style-name="Text_20_body" style:list-style-name="L8">
      <style:text-properties officeooo:rsid="000abe61" officeooo:paragraph-rsid="000d392c"/>
    </style:style>
    <style:style style:name="P22" style:family="paragraph" style:parent-style-name="Text_20_body" style:list-style-name="L6">
      <style:text-properties style:font-name="Corbel" officeooo:rsid="000f3822"/>
    </style:style>
    <style:style style:name="P23" style:family="paragraph" style:parent-style-name="Text_20_body" style:list-style-name="L9">
      <style:text-properties officeooo:rsid="000f3822" officeooo:paragraph-rsid="000f3822"/>
    </style:style>
    <style:style style:name="P24" style:family="paragraph" style:parent-style-name="Text_20_body" style:list-style-name="L10">
      <style:text-properties officeooo:rsid="000f8f4b" officeooo:paragraph-rsid="000f8f4b"/>
    </style:style>
    <style:style style:name="P25" style:family="paragraph" style:parent-style-name="Text_20_body" style:list-style-name="L11">
      <style:text-properties officeooo:rsid="0012d4fa" officeooo:paragraph-rsid="0012d4fa"/>
    </style:style>
    <style:style style:name="P26" style:family="paragraph" style:parent-style-name="Text_20_body" style:list-style-name="L12">
      <style:text-properties officeooo:rsid="0013a8a3" officeooo:paragraph-rsid="0013a8a3"/>
    </style:style>
    <style:style style:name="P27" style:family="paragraph" style:parent-style-name="Text_20_body" style:list-style-name="L13">
      <style:text-properties officeooo:rsid="0013a8a3" officeooo:paragraph-rsid="0013a8a3"/>
    </style:style>
    <style:style style:name="P28" style:family="paragraph" style:parent-style-name="Text_20_body" style:list-style-name="L14">
      <style:text-properties officeooo:rsid="0013a8a3" officeooo:paragraph-rsid="0013a8a3"/>
    </style:style>
    <style:style style:name="P29" style:family="paragraph" style:parent-style-name="Heading_20_2">
      <style:text-properties fo:color="#ff4000" loext:opacity="100%" style:font-name="Corbel" officeooo:rsid="0019cae6" officeooo:paragraph-rsid="0019cae6"/>
    </style:style>
    <style:style style:name="P30" style:family="paragraph" style:parent-style-name="Text_20_body" style:list-style-name="L15">
      <style:text-properties officeooo:paragraph-rsid="0019cae6"/>
    </style:style>
    <style:style style:name="P31" style:family="paragraph" style:parent-style-name="Text_20_body" style:list-style-name="L15">
      <style:text-properties style:font-name="Corbel" officeooo:rsid="0019cae6" officeooo:paragraph-rsid="0019cae6"/>
    </style:style>
    <style:style style:name="P32" style:family="paragraph" style:parent-style-name="Heading_20_2">
      <style:text-properties style:font-name="Corbel" officeooo:rsid="0016aafd" officeooo:paragraph-rsid="0016aafd"/>
    </style:style>
    <style:style style:name="P33" style:family="paragraph" style:parent-style-name="Text_20_body">
      <style:text-properties style:font-name="Corbel" fo:font-weight="bold"/>
    </style:style>
    <style:style style:name="P34" style:family="paragraph" style:parent-style-name="Text_20_body" style:list-style-name="L16">
      <style:text-properties fo:font-weight="bold" style:font-weight-asian="bold" style:font-weight-complex="bold"/>
    </style:style>
    <style:style style:name="P35" style:family="paragraph" style:parent-style-name="Text_20_body" style:list-style-name="L16">
      <style:text-properties style:font-name="Corbel"/>
    </style:style>
    <style:style style:name="P36" style:family="paragraph" style:parent-style-name="Text_20_body" style:list-style-name="L17">
      <style:text-properties style:font-name="Corbel"/>
    </style:style>
    <style:style style:name="T1" style:family="text">
      <style:text-properties officeooo:rsid="0009bad1"/>
    </style:style>
    <style:style style:name="T2" style:family="text">
      <style:text-properties officeooo:rsid="001ebe79"/>
    </style:style>
    <style:style style:name="T3" style:family="text">
      <style:text-properties officeooo:rsid="000f8f4b"/>
    </style:style>
    <style:style style:name="T4" style:family="text">
      <style:text-properties officeooo:rsid="001cfd34"/>
    </style:style>
    <style:style style:name="T5" style:family="text">
      <style:text-properties officeooo:rsid="00152455"/>
    </style:style>
    <style:style style:name="T6" style:family="text">
      <style:text-properties officeooo:rsid="0010c6be"/>
    </style:style>
    <style:style style:name="T7" style:family="text">
      <style:text-properties officeooo:rsid="00080c96"/>
    </style:style>
    <style:style style:name="T8" style:family="text">
      <style:text-properties officeooo:rsid="0016aafd"/>
    </style:style>
    <style:style style:name="T9" style:family="text">
      <style:text-properties officeooo:rsid="00096554"/>
    </style:style>
    <style:style style:name="T10" style:family="text">
      <style:text-properties officeooo:rsid="0008d54a"/>
    </style:style>
    <style:style style:name="T11" style:family="text">
      <style:text-properties officeooo:rsid="000abe51"/>
    </style:style>
    <style:style style:name="T12" style:family="text">
      <style:text-properties officeooo:rsid="000f3822"/>
    </style:style>
    <style:style style:name="T13" style:family="text">
      <style:text-properties officeooo:rsid="0019cae6"/>
    </style:style>
    <style:style style:name="T14" style:family="text">
      <style:text-properties officeooo:rsid="001c4f58"/>
    </style:style>
    <style:style style:name="T15" style:family="text">
      <style:text-properties style:font-name="Corbel" officeooo:rsid="0019cae6"/>
    </style:style>
    <style:style style:name="T16" style:family="text">
      <style:text-properties style:font-name="Corbel" officeooo:rsid="001c4f58"/>
    </style:style>
    <style:style style:name="T17" style:family="text">
      <style:text-properties style:font-name="Corbel"/>
    </style:style>
    <style:style style:name="T18" style:family="text">
      <style:text-properties style:font-name="Corbel" officeooo:rsid="0016aafd"/>
    </style:style>
    <style:style style:name="T19" style:family="text">
      <style:text-properties fo:font-weight="bold"/>
    </style:style>
    <text:list-style style:name="L1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→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→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→">
        <style:list-level-properties text:space-before="0.752cm" text:min-label-width="0.499cm"/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" text:bullet-char="→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" text:bullet-char="→">
        <style:list-level-properties text:space-before="0.752cm" text:min-label-width="0.499cm"/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cript Follow Me</text:h>
      <text:h text:style-name="Heading_20_4" text:outline-level="4">Par Coussini 2026</text:h>
      <text:h text:style-name="Heading_20_2" text:outline-level="2">Ce qu’il FAIT</text:h>
      <text:list text:style-name="L1">
        <text:list-item>
          <text:p text:style-name="P2">Guide le pilote de la porte de départ <text:span text:style-name="T1">(terminal) </text:span>jusqu'au seuil de la piste. </text:p>
        </text:list-item>
      </text:list>
      <text:list text:style-name="L2">
        <text:list-item>
          <text:p text:style-name="P3">Guide le pilote de la piste jusqu'à la porte d'arrivée <text:span text:style-name="T1">(terminal)</text:span>. <text:span text:style-name="T2">À destination. Il signalera (grâce à ses feux de signalisation), le lieu ou est situé le terminal.</text:span></text:p>
        </text:list-item>
        <text:list-item>
          <text:p text:style-name="P4">Lorsque l’avion a décollé et jusqu’à l’atterrissage : </text:p>
          <text:list>
            <text:list-item>
              <text:p text:style-name="P4">L<text:span text:style-name="T1">a fenêtre du Follow Me car se ferme </text:span><text:span text:style-name="T3">automatiquement</text:span></text:p>
            </text:list-item>
            <text:list-item>
              <text:p text:style-name="P5">Le véhicule disparaît</text:p>
            </text:list-item>
            <text:list-item>
              <text:p text:style-name="P4"><text:span text:style-name="T4">L</text:span><text:span text:style-name="T1">e</text:span> bouton FM ne sera pas disponible.</text:p>
            </text:list-item>
          </text:list>
        </text:list-item>
        <text:list-item>
          <text:p text:style-name="P6">À tout moment au sol, on peut annuler ou demander un Follow Me car. </text:p>
        </text:list-item>
        <text:list-item>
          <text:p text:style-name="P6">Vous vous trouvez dans un endroit isolé de l’aéroport, le Follow <text:span text:style-name="T5">M</text:span>e car trouvera votre piste ou votre terminal <text:span text:style-name="T6">à votre guise</text:span>. Il est très flexible.</text:p>
        </text:list-item>
      </text:list>
      <text:h text:style-name="P7" text:outline-level="2" text:is-list-header="true">Fonctionnalités <text:span text:style-name="T7">selon les options </text:span><text:span text:style-name="T1">de la boîte de dialogue</text:span></text:h>
      <text:h text:style-name="P8" text:outline-level="3">Bouton FM</text:h>
      <text:list text:style-name="L3">
        <text:list-item>
          <text:p text:style-name="P9">En cliquant sur ce bouton, on fait apparaître une boîte de dialogue concernant le Follow Me car.</text:p>
        </text:list-item>
        <text:list-item>
          <text:p text:style-name="P10">En cliquant 2 fois sur ce bouton, on fait disparaître la boîte de dialogue concernant le Follow Me car.</text:p>
        </text:list-item>
        <text:list-item>
          <text:p text:style-name="P11"><text:span text:style-name="T8">Le bouton FM est barré en rouge l</text:span>orsqu’indisponible. </text:p>
        </text:list-item>
      </text:list>
      <text:h text:style-name="P12" text:outline-level="3">Obtenir les données de Simbrief</text:h>
      <text:list text:style-name="L4">
        <text:list-item>
          <text:p text:style-name="P13">Selon le ID de Simbrief inscrit au bas de la fenêtre <text:span text:style-name="T9">et</text:span> lorsque cette case est cochée, permet d’extraire les données pertinentes du plan de vol courant créé avec Simbrief. </text:p>
        </text:list-item>
        <text:list-item>
          <text:p text:style-name="P13">Il est primordial de sauvegarder les préférences de l’écran du Follow Me car <text:span text:style-name="T9">afin</text:span> <text:span text:style-name="T9">conserver le ID de Simbrief inscrit.</text:span></text:p>
        </text:list-item>
      </text:list>
      <text:h text:style-name="Heading_20_3" text:outline-level="3">Attribution automatique</text:h>
      <text:list text:style-name="L5">
        <text:list-item>
          <text:p text:style-name="P14">Lorsque <text:span text:style-name="T1">cette case est cochée, permet d’attribuer automatiquement un porte d’arrivée selon la catégorie d’avion inscrit plus bas. </text:span></text:p>
        </text:list-item>
        <text:list-item>
          <text:p text:style-name="P15"><text:soft-page-break/>Par exemple, lorsque le type est « Light Prop », il attribuera seulement les portes et terminaux selon le type choisi.</text:p>
        </text:list-item>
      </text:list>
      <text:h text:style-name="Heading_20_3" text:outline-level="3">Limite de vitesse à 20 kts</text:h>
      <text:list xml:id="list2598741951" text:style-name="L6">
        <text:list-item>
          <text:p text:style-name="P16"><text:span text:style-name="T7">Permet au Follow Me car de signaler verbalement si la limite de 20 KTS n’est pas respecté à tout les </text:span><text:span text:style-name="T10">15 secondes s’il y a lieu. </text:span></text:p>
        </text:list-item>
        <text:list-item>
          <text:p text:style-name="P17">De plus, au centre de la boite de dialogue, est inscrit la vitesse de l’avion ainsi que la vitesse du Follow Me car.</text:p>
        </text:list-item>
      </text:list>
      <text:h text:style-name="P18" text:outline-level="3">Triangle jaune indicateur de la position du Follow Me car</text:h>
      <text:list text:style-name="L7">
        <text:list-item>
          <text:p text:style-name="P19">Lorsque L’on demande le Follow Me car, un triangle jaune apparaît sur la boîte de dialogue. </text:p>
        </text:list-item>
        <text:list-item>
          <text:p text:style-name="P19">Ce triangle permet de connaître la position du véhicule afin d’orienter l’avion en conséquence. </text:p>
        </text:list-item>
        <text:list-item>
          <text:p text:style-name="P19">De plus, au bas de la boite de dialogue, est mentionné où est <text:span text:style-name="T11">situé </text:span>le Follow Me ca<text:span text:style-name="T11">r en fonction du pilote de l’avion.</text:span></text:p>
        </text:list-item>
      </text:list>
      <text:h text:style-name="Heading_20_3" text:outline-level="3">Modèle d’avion</text:h>
      <text:list text:style-name="L8">
        <text:list-item>
          <text:p text:style-name="P20">Au bas de l’écran, une liste déroulante permet de spécifier le type d’avion selon le modèle inscrit.</text:p>
        </text:list-item>
        <text:list-item>
          <text:p text:style-name="P21">Ceci permettra d’inscrire dans la liste des terminaux d’arrivée, ceux spécifiques à ce type d’avion. Ainsi l’attribution automatique utilisera cette même liste.</text:p>
        </text:list-item>
      </text:list>
      <text:h text:style-name="Heading_20_3" text:outline-level="3">Montrer le chemin</text:h>
      <text:list text:continue-list="list2598741951" text:style-name="L6">
        <text:list-item>
          <text:p text:style-name="P22">Permet d’afficher de grosse épingles jaune pour identifier le parcours du Follow Me car.</text:p>
        </text:list-item>
      </text:list>
      <text:h text:style-name="Heading_20_3" text:outline-level="3">Montrer la ramp de départ</text:h>
      <text:list text:style-name="L9">
        <text:list-item>
          <text:p text:style-name="P23">Permet d’afficher un losange sur la rampe (terminal) de départ ou d’arrivée.</text:p>
        </text:list-item>
      </text:list>
      <text:h text:style-name="Heading_20_3" text:outline-level="3"><text:span text:style-name="T12"><text:s/></text:span><text:span text:style-name="T3">Test de volume</text:span></text:h>
      <text:list text:style-name="L10">
        <text:list-item>
          <text:p text:style-name="P24">Permet d’ajuster le volume à l’aide d’un clic de souris sur le contrôle du volume et d’entendre un échantillon sonore. </text:p>
        </text:list-item>
      </text:list>
      <text:h text:style-name="Heading_20_3" text:outline-level="3">Radio bouton des véhicules Follow Me car</text:h>
      <text:list text:style-name="L11">
        <text:list-item>
          <text:p text:style-name="P25">Permet de choisir entre différents véhicule ou de permettre une sélection aléatoire du véhicule permettant le Follow Me.</text:p>
        </text:list-item>
      </text:list>
      <text:h text:style-name="Heading_20_3" text:outline-level="3">Bouton Save Preference</text:h>
      <text:list text:style-name="L12">
        <text:list-item>
          <text:p text:style-name="P26">Ce bouton permet de sauvegarder plusieurs éléments de la boîte de dialogue</text:p>
        </text:list-item>
      </text:list>
      <text:h text:style-name="Heading_20_3" text:outline-level="3"><text:soft-page-break/>Simbrief ID </text:h>
      <text:list text:style-name="L13">
        <text:list-item>
          <text:p text:style-name="P27">Une boite permettant d’inscrire l’identifiant de Simbrief afin de récupérer des éléments utiles pour le Follow Me car.</text:p>
        </text:list-item>
      </text:list>
      <text:h text:style-name="Heading_20_3" text:outline-level="3">Bouton Fetch Simbrief</text:h>
      <text:list text:style-name="L14">
        <text:list-item>
          <text:p text:style-name="P28">Permet de récupérer des éléments utiles pour le Follow Me car.</text:p>
        </text:list-item>
      </text:list>
      <text:h text:style-name="P29" text:outline-level="2">IMPORTANT</text:h>
      <text:p text:style-name="Text_20_body">Il est essentiel, <text:span text:style-name="T4">AVANT </text:span>d’installer la version courante, de vérifier s’il n’existe pas des versions <text:span text:style-name="T13">précédentes </text:span><text:span text:style-name="T14">de Follow Me car</text:span><text:span text:style-name="T13">. </text:span></text:p>
      <text:list text:style-name="L15">
        <text:list-item>
          <text:p text:style-name="P30"><text:span text:style-name="T15">Enlevez </text:span><text:span text:style-name="T16">tout fichier .lua débutant par « </text:span><text:span text:style-name="T15">FollowMe… », <text:s/>du répertoire </text:span><text:span text:style-name="T17">X-Plane 1</text:span><text:span text:style-name="T18">2</text:span><text:span text:style-name="T17"> &gt; Resources &gt; plugins &gt; FlyWithLua &gt; Scripts.</text:span></text:p>
        </text:list-item>
        <text:list-item>
          <text:p text:style-name="P31">Enlevez le dossier <text:s/>« FollowMe » du répertoire X-Plane 1<text:span text:style-name="T8">2</text:span> &gt; Resources &gt; plugins &gt; FlyWithLua &gt; Scripts.</text:p>
        </text:list-item>
      </text:list>
      <text:h text:style-name="P32" text:outline-level="2">Installation</text:h>
      <text:p text:style-name="P33">Prérequis :</text:p>
      <text:list text:style-name="L16">
        <text:list-item>
          <text:p text:style-name="P34"><text:span text:style-name="T17">X-Plane 1</text:span><text:span text:style-name="T18">2</text:span></text:p>
        </text:list-item>
        <text:list-item>
          <text:p text:style-name="P35"><text:span text:style-name="T4">Installez le </text:span>Plugin <text:span text:style-name="T19">FlyWithLua (FWL)</text:span> <text:span text:style-name="T4">s’il n’est pas </text:span>installé.</text:p>
        </text:list-item>
      </text:list>
      <text:list text:style-name="L17">
        <text:list-item>
          <text:p text:style-name="P36">Dézippez le fichier FollowMe <text:span text:style-name="T4">que vous venez de télécharger</text:span></text:p>
        </text:list-item>
        <text:list-item>
          <text:p text:style-name="P36">Placez le script .lua dans : X-Plane 1<text:span text:style-name="T8">2</text:span> &gt; Resources &gt; plugins &gt; FlyWithLua &gt; Scripts.</text:p>
        </text:list-item>
        <text:list-item>
          <text:p text:style-name="P36">Placez le dossier follow_me dans le même répertoire <text:span text:style-name="T8">que le script .lua</text:span>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Corbel1" svg:font-family="Corbel" style:font-adornments="Gras" style:font-family-generic="swiss" style:font-pitch="variable"/>
    <style:font-face style:name="Corbel2" svg:font-family="Corbel" style:font-adornments="Italique gras" style:font-family-generic="swiss" style:font-pitch="variable"/>
    <style:font-face style:name="Corbel3" svg:font-family="Corbe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orbel3" fo:font-family="Corbe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style:font-name="Corbel2" fo:font-family="Corbel" style:font-style-name="Italique gras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 fo:padding="0.049cm" fo:border="0.06pt solid #2a6099"/>
      <style:text-properties style:font-name="Corbel1" fo:font-family="Corbel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Corbel1" fo:font-family="Corbel" style:font-style-name="Gras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8T16:19:47.635205900</meta:creation-date>
    <dc:date>2026-04-23T08:56:45.482228700</dc:date>
    <meta:editing-duration>PT1H14M49S</meta:editing-duration>
    <meta:editing-cycles>20</meta:editing-cycles>
    <meta:generator>LibreOffice/26.2.1.2$Windows_X86_64 LibreOffice_project/620$Build-2</meta:generator>
    <meta:document-statistic meta:table-count="0" meta:image-count="0" meta:object-count="0" meta:page-count="3" meta:paragraph-count="57" meta:word-count="707" meta:character-count="4003" meta:non-whitespace-character-count="3374"/>
  </office:meta>
</office:document-meta>
</file>